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11420" officeooo:paragraph-rsid="00111420"/>
    </style:style>
    <style:style style:name="P2" style:family="paragraph" style:parent-style-name="Standard">
      <style:text-properties officeooo:rsid="001decad" officeooo:paragraph-rsid="001decad"/>
    </style:style>
    <style:style style:name="P3" style:family="paragraph" style:parent-style-name="Text_20_body" style:list-style-name="L1"/>
    <style:style style:name="P4" style:family="paragraph" style:parent-style-name="Text_20_body">
      <style:text-properties officeooo:paragraph-rsid="001c4921"/>
    </style:style>
    <style:style style:name="P5" style:family="paragraph" style:parent-style-name="Text_20_body">
      <style:text-properties officeooo:rsid="001decad" officeooo:paragraph-rsid="001decad"/>
    </style:style>
    <style:style style:name="P6" style:family="paragraph" style:parent-style-name="List_20_Contents" style:list-style-name="L1"/>
    <style:style style:name="P7" style:family="paragraph" style:parent-style-name="List_20_Contents" style:list-style-name="L1">
      <style:paragraph-properties fo:margin-top="0cm" fo:margin-bottom="0.499cm" loext:contextual-spacing="false"/>
    </style:style>
    <style:style style:name="P8" style:family="paragraph" style:parent-style-name="List_20_Heading" style:list-style-name="L1"/>
    <style:style style:name="T1" style:family="text">
      <style:text-properties officeooo:rsid="001c492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 to the Websocket-type5250 wiki!</text:p>
      <text:p text:style-name="Text_20_body">sujet:</text:p>
      <text:p text:style-name="Text_20_body">Websocket→ libwebsocket : d’abord je voudrais remercier tout ceux qui d’une façon ou d’une autre de part délivrance de leurs savoir mon permis de réaliser ce package.</text:p>
      <text:p text:style-name="Text_20_body">Solution internet et application de métier. Gestion écran au travers d’un browser Firefox, explorer 10, chrome, qui prenne en charge WebSocket programme socket métier ex : gestion fichier pays</text:p>
      <text:p text:style-name="Text_20_body">Le programme exposé :</text:p>
      <text:p text:style-name="Text_20_body">ce n’est pas un serveur , il plutôt tourner vers une application métier. Il ne remplace pas Apache, mais répond à un problème de flux tendue entre l’utilisateur et l’application métier {DATA} tel que le commit contrôle ou la tenu d’un record avec tout ce que cela comporte … Actuellement il est intranet , mais la future version comportera le ssl.</text:p>
      <text:p text:style-name="Text_20_body">Langage : html5/ javascript / Jquery / C &amp; C++</text:p>
      <text:p text:style-name="Text_20_body">Le problème résolu : une communication simple de type internet pas de retry compulsif, une gestion d’écran avec un contrôle non définitif(qui ne prend pas la main sur le métier puisqu’il est sur le client … ) donc la dernière validation dans le programme a l'intérieur de l’applicatif. monoposte chaque poste devront avoir leurs sockets fait pour des entreprises moyennes vous trouverez aussi la solution à divers problème tel qu’un validator personnalisé qui s’adapte à volonté( ne tente pas de répliqué celui de JQuery mais qui réponds à un protocole 5250) , le tooltip simplifier avec w3schools, l’enregistrement d’un fichier XML en ligne. l’idée est de communiquer comme un écran le fait avec une application sur l’AS400(c’est un appareil qui a encore 20 ans d’avance sur tout ce qui ce fait ) du moins les principes de fond système. Le programme ce compose de deux parties.</text:p>
      <text:list xml:id="list425562616" text:style-name="L1">
        <text:list-item>
          <text:p text:style-name="P3">la partie Html5/Javascript (DSPF) display File</text:p>
        </text:list-item>
        <text:list-item>
          <text:p text:style-name="P8">le websocket </text:p>
          <text:list>
            <text:list-item>
              <text:p text:style-name="P6">le traitement de communication DATA dspf en Xml </text:p>
            </text:list-item>
            <text:list-item>
              <text:p text:style-name="P6">la base de donnée en l’occurrence sera Postgresql </text:p>
            </text:list-item>
            <text:list-item>
              <text:p text:style-name="P7">la gestion de buffer DATA en open data space </text:p>
            </text:list-item>
          </text:list>
        </text:list-item>
      </text:list>
      <text:p text:style-name="Text_20_body">tout ça vas évolué avec le temps jusqu’au fonctionnement correcte de l’ensemble. Avec une solution complète avec la gestion de sécurisation ID IP n°gestion session interne pas du type HTTP …</text:p>
      <text:p text:style-name="Text_20_body">#Le programme websocket : divers solutions existe mais après plusieurs test la solution proposé par libwebsocket est vraisemblablement la meilleurs ce qui ma tourné vers cette solution est websocketd une excellente façond d'aborder et répond facilement au problème posé mais ne propose pas la solution libwebsocket l'intégration dans le pgm socket.</text:p>
      <text:p text:style-name="Text_20_body">La solution Websocket permet d’intégré une solution métier (bien-sur vas aussi sur d’autre horizon) et on peut ce limiter à une communication brut et très sévère, avec le web ce qui simplifie énormément la possibilité de répondre en terme de gestion d’Écran formulaire exemple GTK/WXWIDGETS/ et toute la panoplie WINDOWS. Il n’est pas question de refaire les applications en type web mais de ce servir de cette nouvelle façon de faire pour répondre au besoin de plus en plus du travail à distance bureautique gestion de stock,commandes,facture,devis, prix de revient etc.</text:p>
      <text:p text:style-name="Text_20_body"><text:soft-page-break/>jusqu’à présent seul nous étaient fournis la gestion de session qui à mon goût n’est pas des plus réjouissante et ne répond pas au problème d’interactivité tel que websocket le fait même que Microsoft a l’honnêteté de reconnaître que la solution industriel de tenue des enregistrements par le web est une mission impossible en terme de fiabilité en faisant du HTTP.même si vous marqué l'enregistrement....cela ne répond pas a une gestion industriel. Ne me dite que le log vous permet de faire cela s.v.p. soyez honnête.</text:p>
      <text:p text:style-name="Text_20_body">LIBWEBSOCKET : permet de travailler avec HTTP tel qu’un programme socket le fait en temps normal il est actif et écoute sur un port tout ce dont on lui envoie et répond par ce port , et il permet de gérer divers accès sur le même port exemple aux travers «  struct lws_protocols » vous pourriez avoir un protocole code_pays / département / code_tva qui seraient trois gestions de métier différents mais dans le même programme et sous un user avec un comportement d’un programme interactif traditionnel. Les ressources peut coûteuse de l’ordre d’un programme interactif.</text:p>
      <text:p text:style-name="Text_20_body">Je souhaite que vous trouviez comme moi des réponses pour vos mises en œuvre de vos projets je pense que les solutions que je vous présente sont assez ouverte pour être amélioré qu’elle sont une ébauche à finir pour rendre le code encore plus performant, je suis actuellement à la retraite et c’est un passe temps agréable et un défit pour moi de mettre en place une solution de type AS400 sur un environnement Linux ce défit est de reproduire au niveau applicatif, entre autre souvent j’ai lu qu’est ce que code propre, beaucoup de solution très claire mais aucune n’a abordé la question qu’est un programme claire lorsqu’on à des applicatifs Métier faut-il des ingénieurs system pour comprendre une gestion de stock ou doit-on être a même de lire un programme comme on lit le journal et qui ne s’occupe que du métier d’où mon défit avoir en place un environnement OPDP de type AXIAL.</text:p>
      <text:p text:style-name="Text_20_body">il est vrais que l’ingénieur system est là pour écrire cette environnement mais l’ingénieur métier lui doit ce servir de cela pour écrire sont métier une gestion de code pays ne devrais jamais dépassé une 10 lignes pour la table et 100 lignes pour l’interfaçage et la sécurité, le reste qui permet de faire fonctionner tout cela n’est pas du ressort du métier (même si mon métier d’informaticien intègre différente branche ) combien de fois je lis des programmes sur le web ou le métier et le system y sont mélangé à un tel point qu’il est difficile de savoir si c’est le system ou le métier qui ne fonctionne pas.</text:p>
      <text:p text:style-name="Text_20_body">Bon voilà je vous livre du code il va évoluer au file du temps . Je ferais des ordinogrammes qui vous aiderons, plus qu’un grand discourt je ne suis pas un fan de l’orthographe… #désolé je parle pas anglais je le li d'ailleurs.Histoire drôle je ne sais plus si j'ai lu en français ou anglais bon çà ce limite sur des sujets informatique,dommage.</text:p>
      <text:p text:style-name="Quotations">comme j'ai rien compris pour mettre le source en ligne</text:p>
      <text:p text:style-name="Text_20_body">ça ce trouve là</text:p>
      <text:p text:style-name="Text_20_body"><text:a xlink:type="simple" xlink:href="http://www.ombrebleu.com/wxsrc/linux/websocket/" text:style-name="Internet_20_link" text:visited-style-name="Visited_20_Internet_20_Link">http://www.ombrebleu.com/wxsrc/linux/websocket/</text:a></text:p>
      <text:p text:style-name="Text_20_body">websocket.cpp ainsi que tout ce dont vous avez besoin pour faire tourner</text:p>
      <text:p text:style-name="P4">ps libwebsocket.dev en ppa compiler avec -lwebsockets respecter l'architecture web apache c'est plus simple<text:line-break/><text:line-break/><text:soft-page-break/><text:a xlink:type="simple" xlink:href="https://github.com/warmcat/libwebsockets" text:style-name="Internet_20_link" text:visited-style-name="Visited_20_Internet_20_Link"><text:span text:style-name="T1">https://github.com/warmcat/libwebsockets</text:span></text:a><text:span text:style-name="T1"> <text:s/>Lib websocket <text:line-break/><text:line-break/>vous trouverez tout ce dont vous avez besoin. Pour faire la lib websocket.</text:span></text:p>
      <text:p text:style-name="P4"/>
      <text:p text:style-name="P5">Vous y trouverez différents outils : tel que jsmin un compresseur de *.js <text:line-break/>un traitement de validation facilement modifiable<text:line-break/>une façon de faire pour mettre en page à la façon html5 <text:s/>avec les notifications prise en compte.<text:line-break/>Une façon de traiter les communications avec un petit process XML<text:line-break/>dans un avenir proche je mettrais un Grid qui travaille avec JSON tout cela bien-sur avec « websocket » </text:p>
      <text:p text:style-name="P2">@bientô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4:58:50.475008097</meta:creation-date>
    <dc:date>2017-04-17T17:42:18.997380650</dc:date>
    <meta:editing-duration>PT10M58S</meta:editing-duration>
    <meta:editing-cycles>4</meta:editing-cycles>
    <meta:generator>LibreOffice/5.3.2.2$Linux_X86_64 LibreOffice_project/30m0$Build-2</meta:generator>
    <dc:creator>Jean-Pierre Laroche</dc:creator>
    <meta:document-statistic meta:table-count="0" meta:image-count="0" meta:object-count="0" meta:page-count="3" meta:paragraph-count="28" meta:word-count="1131" meta:character-count="6777" meta:non-whitespace-character-count="5667"/>
  </office:meta>
</office:document-meta>
</file>